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Handler.setUser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Respons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setMail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TPHandler.getComman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rese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TPHandler.setConfigurationData( Object th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TPHandler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Comman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writeResponse( String resp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TPHandler.getStopHandler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res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TPHandler.handleProtocol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SMTPHandl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Connecti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resetConnecti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Rcp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TPHandler.useHeloEhloEnfor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setRelayingAllowed( boolean relayingAllow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isRelaying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abor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errorHandler( Runtim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readCommandLi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MTPHandler.clearRespons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TPHandler.setHandlerChain( SMTPHandlerChain handl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Remote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Watchd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isAuth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setStopHandlerProcessing( boolean stopHandlerProces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Configur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isSession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en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.setProtocolHandlerHelper( ProtocolHandlerHelper ph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